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6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 table:number-rows-repeated="10482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07:56:40.0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2T08:08:10.186000000</dc:date>
    <meta:editing-duration>P9DT7H43M59S</meta:editing-duration>
    <meta:editing-cycles>4071</meta:editing-cycles>
    <meta:document-statistic meta:table-count="6" meta:cell-count="11209" meta:object-count="0"/>
    <meta:user-defined meta:name="qrichtext">1</meta:user-defined>
  </office:meta>
</office:document-meta>
</file>